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311.249999999975103pt"/>
    </style:style>
    <style:style style:name="co2" style:family="table-column">
      <style:table-column-properties style:column-width="135.749999999961517pt"/>
    </style:style>
    <style:style style:name="co3" style:family="table-column">
      <style:table-column-properties style:column-width="65.000000000000000pt"/>
    </style:style>
    <style:style style:name="ro1" style:family="table-row">
      <style:table-row-properties style:row-height="13.000000000000000pt"/>
    </style:style>
    <style:style style:name="ro2" style:family="table-row">
      <style:table-row-properties style:row-height="15.000000000000000pt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1"/>
        <table:table-row table:style-name="ro1">
          <table:table-cell office:value-type="string" office:string-value="Ajqvue.popup.Cut = ">
            <text:p>Ajqvue.popup.Cut = </text:p>
          </table:table-cell>
        </table:table-row>
        <table:table-row table:style-name="ro1">
          <table:table-cell office:value-type="string" office:string-value="Ajqvue.popup.Copy = ">
            <text:p>Ajqvue.popup.Copy = </text:p>
          </table:table-cell>
        </table:table-row>
        <table:table-row table:style-name="ro1">
          <table:table-cell office:value-type="string" office:string-value="Ajqvue.popup.Paste = ">
            <text:p>Ajqvue.popup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>
            <text:p>LoginFrame.message.Title = </text:p>
          </table:table-cell>
        </table:table-row>
        <table:table-row table:style-name="ro1">
          <table:table-cell office:value-type="string" office:string-value="LoginFrame.menu.Sites = ">
            <text:p>LoginFrame.menu.Sites = </text:p>
          </table:table-cell>
        </table:table-row>
        <table:table-row table:style-name="ro1">
          <table:table-cell office:value-type="string" office:string-value="LoginFrame.tooltip.SiteSelection = ">
            <text:p>LoginFrame.tooltip.SiteSelection = </text:p>
          </table:table-cell>
        </table:table-row>
        <table:table-row table:style-name="ro1">
          <table:table-cell office:value-type="string" office:string-value="LoginFrame.tooltip.LoginManager = ">
            <text:p>LoginFrame.tooltip.LoginManager = </text:p>
          </table:table-cell>
        </table:table-row>
        <table:table-row table:style-name="ro1">
          <table:table-cell office:value-type="string" office:string-value="LoginFrame.tooltip.AdvancedOptions = ">
            <text:p>LoginFrame.tooltip.AdvancedOptions = </text:p>
          </table:table-cell>
        </table:table-row>
        <table:table-row table:style-name="ro1">
          <table:table-cell office:value-type="string" office:string-value="LoginFrame.checkbox.SSH = ">
            <text:p>LoginFrame.checkbox.SSH = </text:p>
          </table:table-cell>
        </table:table-row>
        <table:table-row table:style-name="ro1">
          <table:table-cell office:value-type="string" office:string-value="LoginFrame.button.login = ">
            <text:p>LoginFrame.button.login = </text:p>
          </table:table-cell>
        </table:table-row>
        <table:table-row table:style-name="ro1">
          <table:table-cell office:value-type="string" office:string-value="LoginFrame.button.cancel = ">
            <text:p>LoginFrame.button.cancel = </text:p>
          </table:table-cell>
        </table:table-row>
        <table:table-row table:style-name="ro1">
          <table:table-cell office:value-type="string" office:string-value="LoginFrame.button.saveandexit = ">
            <text:p>LoginFrame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>
            <text:p>AdvancedParametersPanel.label.SubProtocol = </text:p>
          </table:table-cell>
        </table:table-row>
        <table:table-row table:style-name="ro1">
          <table:table-cell office:value-type="string" office:string-value="AdvancedParametersPanel.label.Port = 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>
            <text:p>LoginManagerFrame.tooltip.RenameSite = </text:p>
          </table:table-cell>
        </table:table-row>
        <table:table-row table:style-name="ro1">
          <table:table-cell office:value-type="string" office:string-value="LoginManagerFrame.tooltip.Delete = 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>
            <text:p>LoginManagerFrame.tooltip.AdvancedParameters = </text:p>
          </table:table-cell>
        </table:table-row>
        <table:table-row table:style-name="ro1">
          <table:table-cell office:value-type="string" office:string-value="LoginManagerFrame.checkbox.SSH = 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>
            <text:p>SitesTreePanel.message.EnterNewSiteName = </text:p>
          </table:table-cell>
        </table:table-row>
        <table:table-row table:style-name="ro1">
          <table:table-cell office:value-type="string" office:string-value="SitesTreePanel.dialogTitle.SiteDialog = 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>
            <text:p>SitesTreePanel.button.OK = </text:p>
          </table:table-cell>
        </table:table-row>
        <table:table-row table:style-name="ro1">
          <table:table-cell office:value-type="string" office:string-value="SitesTreePanel.button.Cancel = 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>
            <text:p>SitesTreePanel.dialogMessage.SiteAlreadyExis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.menu.File = ">
            <text:p>Main_JMenuBar.menu.File = </text:p>
          </table:table-cell>
        </table:table-row>
        <table:table-row table:style-name="ro1">
          <table:table-cell office:value-type="string" office:string-value="Main_JMenuBar.menu.Open = ">
            <text:p>Main_JMenuBar.menu.Open = </text:p>
          </table:table-cell>
        </table:table-row>
        <table:table-row table:style-name="ro1">
          <table:table-cell office:value-type="string" office:string-value="Main_JMenuBar.menu.Save = ">
            <text:p>Main_JMenuBar.menu.Save = </text:p>
          </table:table-cell>
        </table:table-row>
        <table:table-row table:style-name="ro1">
          <table:table-cell office:value-type="string" office:string-value="Main_JMenuBar.menu.SaveAs = ">
            <text:p>Main_JMenuBar.menu.SaveAs = </text:p>
          </table:table-cell>
        </table:table-row>
        <table:table-row table:style-name="ro1">
          <table:table-cell office:value-type="string" office:string-value="Main_JMenuBar.menu.Print = ">
            <text:p>Main_JMenuBar.menu.Print = </text:p>
          </table:table-cell>
        </table:table-row>
        <table:table-row table:style-name="ro1">
          <table:table-cell office:value-type="string" office:string-value="Main_JMenuBar.menu.PageFormat = ">
            <text:p>Main_JMenuBar.menu.PageFormat = </text:p>
          </table:table-cell>
        </table:table-row>
        <table:table-row table:style-name="ro1">
          <table:table-cell office:value-type="string" office:string-value="Main_JMenuBar.menu.Exit = ">
            <text:p>Main_JMenuBar.menu.Exit = </text:p>
          </table:table-cell>
        </table:table-row>
        <table:table-row table:style-name="ro1">
          <table:table-cell office:value-type="string" office:string-value="Main_JMenuBar.menu.Edit = ">
            <text:p>Main_JMenuBar.menu.Edit = </text:p>
          </table:table-cell>
        </table:table-row>
        <table:table-row table:style-name="ro1">
          <table:table-cell office:value-type="string" office:string-value="Main_JMenuBar.menu.Cut = ">
            <text:p>Main_JMenuBar.menu.Cut = </text:p>
          </table:table-cell>
        </table:table-row>
        <table:table-row table:style-name="ro1">
          <table:table-cell office:value-type="string" office:string-value="Main_JMenuBar.menu.Copy = ">
            <text:p>Main_JMenuBar.menu.Copy = </text:p>
          </table:table-cell>
        </table:table-row>
        <table:table-row table:style-name="ro1">
          <table:table-cell office:value-type="string" office:string-value="Main_JMenuBar.menu.Paste = ">
            <text:p>Main_JMenuBar.menu.Paste = </text:p>
          </table:table-cell>
        </table:table-row>
        <table:table-row table:style-name="ro1">
          <table:table-cell office:value-type="string" office:string-value="Main_JMenuBar.menu.ClearHistory = ">
            <text:p>Main_JMenuBar.menu.ClearHistory = </text:p>
          </table:table-cell>
        </table:table-row>
        <table:table-row table:style-name="ro1">
          <table:table-cell office:value-type="string" office:string-value="Main_JMenuBar.menu.Preferences = ">
            <text:p>Main_JMenuBar.menu.Preferences = </text:p>
          </table:table-cell>
        </table:table-row>
        <table:table-row table:style-name="ro1">
          <table:table-cell office:value-type="string" office:string-value="Main_JMenuBar.menu.Data = ">
            <text:p>Main_JMenuBar.menu.Data = </text:p>
          </table:table-cell>
        </table:table-row>
        <table:table-row table:style-name="ro1">
          <table:table-cell office:value-type="string" office:string-value="Main_JMenuBar.menu.Import = ">
            <text:p>Main_JMenuBar.menu.Import = </text:p>
          </table:table-cell>
        </table:table-row>
        <table:table-row table:style-name="ro1">
          <table:table-cell office:value-type="string" office:string-value="Main_JMenuBar.menu.ImportSQLDump = ">
            <text:p>Main_JMenuBar.menu.ImportSQLDump = </text:p>
          </table:table-cell>
        </table:table-row>
        <table:table-row table:style-name="ro1">
          <table:table-cell office:value-type="string" office:string-value="Main_JMenuBar.menu.ImportCSVFile = ">
            <text:p>Main_JMenuBar.menu.ImportCSVFile = </text:p>
          </table:table-cell>
        </table:table-row>
        <table:table-row table:style-name="ro1">
          <table:table-cell office:value-type="string" office:string-value="Main_JMenuBar.menu.Export = ">
            <text:p>Main_JMenuBar.menu.Export = </text:p>
          </table:table-cell>
        </table:table-row>
        <table:table-row table:style-name="ro1">
          <table:table-cell office:value-type="string" office:string-value="Main_JMenuBar.menu.ExportCSV = ">
            <text:p>Main_JMenuBar.menu.ExportCSV = </text:p>
          </table:table-cell>
        </table:table-row>
        <table:table-row table:style-name="ro1">
          <table:table-cell office:value-type="string" office:string-value="Main_JMenuBar.menu.ExportCSVTable = ">
            <text:p>Main_JMenuBar.menu.ExportCSVTable = </text:p>
          </table:table-cell>
        </table:table-row>
        <table:table-row table:style-name="ro1">
          <table:table-cell office:value-type="string" office:string-value="Main_JMenuBar.menu.ExportCSVSummaryTable = ">
            <text:p>Main_JMenuBar.menu.ExportCSVSummaryTable = </text:p>
          </table:table-cell>
        </table:table-row>
        <table:table-row table:style-name="ro1">
          <table:table-cell office:value-type="string" office:string-value="Main_JMenuBar.menu.ExportPDF = ">
            <text:p>Main_JMenuBar.menu.ExportPDF = </text:p>
          </table:table-cell>
        </table:table-row>
        <table:table-row table:style-name="ro1">
          <table:table-cell office:value-type="string" office:string-value="Main_JMenuBar.menu.ExportPDFSummaryTable = ">
            <text:p>Main_JMenuBar.menu.ExportPDFSummaryTable = </text:p>
          </table:table-cell>
        </table:table-row>
        <table:table-row table:style-name="ro1">
          <table:table-cell office:value-type="string" office:string-value="Main_JMenuBar.menu.ExportSQL = ">
            <text:p>Main_JMenuBar.menu.ExportSQL = </text:p>
          </table:table-cell>
        </table:table-row>
        <table:table-row table:style-name="ro1">
          <table:table-cell office:value-type="string" office:string-value="Main_JMenuBar.menu.ExportSQLTable = ">
            <text:p>Main_JMenuBar.menu.ExportSQLTable = </text:p>
          </table:table-cell>
        </table:table-row>
        <table:table-row table:style-name="ro1">
          <table:table-cell office:value-type="string" office:string-value="Main_JMenuBar.menu.ExportSQLSummaryTable = ">
            <text:p>Main_JMenuBar.menu.ExportSQLSummaryTable = </text:p>
          </table:table-cell>
        </table:table-row>
        <table:table-row table:style-name="ro1">
          <table:table-cell office:value-type="string" office:string-value="Main_JMenuBar.menu.ExportSQLDatabase = ">
            <text:p>Main_JMenuBar.menu.ExportSQLDatabase = </text:p>
          </table:table-cell>
        </table:table-row>
        <table:table-row>
          <table:table-cell office:value-type="string" office:string-value="Main_JMenuBar.menu.ExportSQLDatabaseScheme = ">
            <text:p>Main_JMenuBar.menu.ExportSQLDatabaseScheme = </text:p>
          </table:table-cell>
        </table:table-row>
        <table:table-row table:style-name="ro1">
          <table:table-cell office:value-type="string" office:string-value="Main_JMenuBar.menu.Tools = ">
            <text:p>Main_JMenuBar.menu.Tools = </text:p>
          </table:table-cell>
        </table:table-row>
        <table:table-row table:style-name="ro1">
          <table:table-cell office:value-type="string" office:string-value="Main_JMenuBar.menu.SQLQueryBucket = ">
            <text:p>Main_JMenuBar.menu.SQLQueryBucket = </text:p>
          </table:table-cell>
        </table:table-row>
        <table:table-row table:style-name="ro1">
          <table:table-cell office:value-type="string" office:string-value="Main_JMenuBar.menu.QueryFrame = ">
            <text:p>Main_JMenuBar.menu.QueryFrame = </text:p>
          </table:table-cell>
        </table:table-row>
        <table:table-row table:style-name="ro1">
          <table:table-cell office:value-type="string" office:string-value="Main_JMenuBar.menu.ReloadDatabase = ">
            <text:p>Main_JMenuBar.menu.ReloadDatabase = </text:p>
          </table:table-cell>
        </table:table-row>
        <table:table-row table:style-name="ro1">
          <table:table-cell office:value-type="string" office:string-value="Main_JMenuBar.menu.SearchDatabase = ">
            <text:p>Main_JMenuBar.menu.SearchDatabase = </text:p>
          </table:table-cell>
        </table:table-row>
        <table:table-row table:style-name="ro1">
          <table:table-cell office:value-type="string" office:string-value="Main_JMenuBar.menu.PluginManagment = ">
            <text:p>Main_JMenuBar.menu.PluginManagment = </text:p>
          </table:table-cell>
        </table:table-row>
        <table:table-row table:style-name="ro1">
          <table:table-cell office:value-type="string" office:string-value="Main_JMenuBar.menu.Schemas = ">
            <text:p>Main_JMenuBar.menu.Schemas = </text:p>
          </table:table-cell>
        </table:table-row>
        <table:table-row table:style-name="ro1">
          <table:table-cell office:value-type="string" office:string-value="Main_JMenuBar.radioButton.All = ">
            <text:p>Main_JMenuBar.radioButton.All = </text:p>
          </table:table-cell>
        </table:table-row>
        <table:table-row table:style-name="ro1">
          <table:table-cell office:value-type="string" office:string-value="Main_JMenuBar.menu.Help = ">
            <text:p>Main_JMenuBar.menu.Help = </text:p>
          </table:table-cell>
        </table:table-row>
        <table:table-row table:style-name="ro1">
          <table:table-cell office:value-type="string" office:string-value="Main_JMenuBar.menu.Manual = ">
            <text:p>Main_JMenuBar.menu.Manual = </text:p>
          </table:table-cell>
        </table:table-row>
        <table:table-row table:style-name="ro1">
          <table:table-cell office:value-type="string" office:string-value="Main_JMenuBar.menu.Legal = ">
            <text:p>Main_JMenuBar.menu.Legal = </text:p>
          </table:table-cell>
        </table:table-row>
        <table:table-row table:style-name="ro1">
          <table:table-cell office:value-type="string" office:string-value="Main_JMenuBar.menu.ReleaseNotes = ">
            <text:p>Main_JMenuBar.menu.ReleaseNotes = </text:p>
          </table:table-cell>
        </table:table-row>
        <table:table-row table:style-name="ro1">
          <table:table-cell office:value-type="string" office:string-value="Main_JMenuBar.menu.About = ">
            <text:p>Main_JMenuBar.menu.About = </text:p>
          </table:table-cell>
        </table:table-row>
        <table:table-row table:style-name="ro1">
          <table:table-cell office:value-type="string" office:string-value="Main_JMenuBar.tooltip.FlushPrivileges = ">
            <text:p>Main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Actions.label.GeneralPreferences = ">
            <text:p>Main_JMenuBarActions.label.GeneralPreferences = </text:p>
          </table:table-cell>
        </table:table-row>
        <table:table-row table:style-name="ro1">
          <table:table-cell office:value-type="string" office:string-value="Main_JMenuBarActions.dialogtitle.Alert = ">
            <text:p>Main_JMenuBarActions.dialogtitle.Alert = </text:p>
          </table:table-cell>
        </table:table-row>
        <table:table-row table:style-name="ro1">
          <table:table-cell office:value-type="string" office:string-value="Main_JMenuBarActions.dialogmessage.FileNOTFound = ">
            <text:p>Main_JMenuBarActions.dialogmessage.FileNOTFound = </text:p>
          </table:table-cell>
        </table:table-row>
        <table:table-row table:style-name="ro1">
          <table:table-cell office:value-type="string" office:string-value="Main_JMenuBarActions.dialogtitle.PrinterException = ">
            <text:p>Main_JMenuBarActions.dialogtitle.PrinterException = </text:p>
          </table:table-cell>
        </table:table-row>
        <table:table-row table:style-name="ro1">
          <table:table-cell office:value-type="string" office:string-value="Main_JMenuBarActions.label.WarningImport = ">
            <text:p>Main_JMenuBarActions.label.WarningImport = </text:p>
          </table:table-cell>
        </table:table-row>
        <table:table-row table:style-name="ro1">
          <table:table-cell office:value-type="string" office:string-value="Main_JMenuBarActions.checkbox.ReloadDatabaseTables = ">
            <text:p>Main_JMenuBarActions.checkbox.ReloadDatabaseTables = </text:p>
          </table:table-cell>
        </table:table-row>
        <table:table-row table:style-name="ro1">
          <table:table-cell office:value-type="string" office:string-value="Main_JMenuBarActions.dialogtitle.ImportWarning = ">
            <text:p>Main_JMenuBarActions.dialogtitle.ImportWarning = </text:p>
          </table:table-cell>
        </table:table-row>
        <table:table-row table:style-name="ro1">
          <table:table-cell office:value-type="string" office:string-value="Main_JMenuBarActions.button.OK = ">
            <text:p>Main_JMenuBarActions.button.OK = </text:p>
          </table:table-cell>
        </table:table-row>
        <table:table-row table:style-name="ro1">
          <table:table-cell office:value-type="string" office:string-value="Main_JMenuBarActions.button.Cancel = ">
            <text:p>Main_JMenuBarActions.button.Cancel = </text:p>
          </table:table-cell>
        </table:table-row>
        <table:table-row table:style-name="ro1">
          <table:table-cell office:value-type="string" office:string-value="Main_JMenuBarActions.radiobutton.Insert = ">
            <text:p>Main_JMenuBarActions.radiobutton.Insert = </text:p>
          </table:table-cell>
        </table:table-row>
        <table:table-row table:style-name="ro1">
          <table:table-cell office:value-type="string" office:string-value="Main_JMenuBarActions.radiobutton.Update = ">
            <text:p>Main_JMenuBarActions.radiobutton.Update = </text:p>
          </table:table-cell>
        </table:table-row>
        <table:table-row table:style-name="ro1">
          <table:table-cell office:value-type="string" office:string-value="Main_JMenuBarActions.dialogtitle.InsertOrUpdate = ">
            <text:p>Main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ToolBar.tooltip.Open = ">
            <text:p>Main_JToolBar.tooltip.Open = </text:p>
          </table:table-cell>
        </table:table-row>
        <table:table-row table:style-name="ro1">
          <table:table-cell office:value-type="string" office:string-value="Main_JToolBar.tooltip.Save = ">
            <text:p>Main_JToolBar.tooltip.Save = </text:p>
          </table:table-cell>
        </table:table-row>
        <table:table-row table:style-name="ro1">
          <table:table-cell office:value-type="string" office:string-value="Main_JToolBar.tooltip.Print = ">
            <text:p>Main_JToolBar.tooltip.Print = </text:p>
          </table:table-cell>
        </table:table-row>
        <table:table-row table:style-name="ro1">
          <table:table-cell office:value-type="string" office:string-value="Main_JToolBar.tooltip.PageFormat = ">
            <text:p>Main_JToolBar.tooltip.PageFormat = </text:p>
          </table:table-cell>
        </table:table-row>
        <table:table-row table:style-name="ro1">
          <table:table-cell office:value-type="string" office:string-value="Main_JToolBar.tooltip.Exit = ">
            <text:p>Main_JToolBar.tooltip.Exit = </text:p>
          </table:table-cell>
        </table:table-row>
        <table:table-row table:style-name="ro1">
          <table:table-cell office:value-type="string" office:string-value="Main_JToolBar.tooltip.Preferences = ">
            <text:p>Main_JToolBar.tooltip.Preferences = </text:p>
          </table:table-cell>
        </table:table-row>
        <table:table-row table:style-name="ro1">
          <table:table-cell office:value-type="string" office:string-value="Main_JToolBar.tooltip.ImportCSVFile = ">
            <text:p>Main_JToolBar.tooltip.ImportCSVFile = </text:p>
          </table:table-cell>
        </table:table-row>
        <table:table-row table:style-name="ro1">
          <table:table-cell office:value-type="string" office:string-value="Main_JToolBar.tooltip.ImportSQLDump = ">
            <text:p>Main_JToolBar.tooltip.ImportSQLDump = </text:p>
          </table:table-cell>
        </table:table-row>
        <table:table-row table:style-name="ro1">
          <table:table-cell office:value-type="string" office:string-value="Main_JToolBar.tooltip.ExportCSVSummaryTable = ">
            <text:p>Main_JToolBar.tooltip.ExportCSVSummaryTable = </text:p>
          </table:table-cell>
        </table:table-row>
        <table:table-row table:style-name="ro1">
          <table:table-cell office:value-type="string" office:string-value="Main_JToolBar.tooltip.ExportCSVTable = ">
            <text:p>Main_JToolBar.tooltip.ExportCSVTable = </text:p>
          </table:table-cell>
        </table:table-row>
        <table:table-row table:style-name="ro1">
          <table:table-cell office:value-type="string" office:string-value="Main_JToolBar.tooltip.ExportPDFSummaryTable = ">
            <text:p>Main_JToolBar.tooltip.ExportPDFSummaryTable = </text:p>
          </table:table-cell>
        </table:table-row>
        <table:table-row table:style-name="ro1">
          <table:table-cell office:value-type="string" office:string-value="Main_JToolBar.tooltip.ExportSQLSummaryTable = ">
            <text:p>Main_JToolBar.tooltip.ExportSQLSummaryTable = </text:p>
          </table:table-cell>
        </table:table-row>
        <table:table-row table:style-name="ro1">
          <table:table-cell office:value-type="string" office:string-value="Main_JToolBar.tooltip.ExportSQLTable = ">
            <text:p>Main_JToolBar.tooltip.ExportSQLTable = </text:p>
          </table:table-cell>
        </table:table-row>
        <table:table-row table:style-name="ro1">
          <table:table-cell office:value-type="string" office:string-value="Main_JToolBar.tooltip.ExportSQLDatabase = ">
            <text:p>Main_JToolBar.tooltip.ExportSQLDatabase = </text:p>
          </table:table-cell>
        </table:table-row>
        <table:table-row table:style-name="ro1">
          <table:table-cell office:value-type="string" office:string-value="Main_JToolBar.tooltip.ExportSQLDatabaseScheme = ">
            <text:p>Main_JToolBar.tooltip.ExportSQLDatabaseScheme = </text:p>
          </table:table-cell>
        </table:table-row>
        <table:table-row table:style-name="ro1">
          <table:table-cell office:value-type="string" office:string-value="Main_JToolBar.tooltip.SQLQueryBucket = ">
            <text:p>Main_JToolBar.tooltip.SQLQueryBucket = </text:p>
          </table:table-cell>
        </table:table-row>
        <table:table-row table:style-name="ro1">
          <table:table-cell office:value-type="string" office:string-value="Main_JToolBar.tooltip.QueryFrame = ">
            <text:p>Main_JToolBar.tooltip.QueryFrame = </text:p>
          </table:table-cell>
        </table:table-row>
        <table:table-row table:style-name="ro1">
          <table:table-cell office:value-type="string" office:string-value="Main_JToolBar.tooltip.ReloadDatabase = ">
            <text:p>Main_JToolBar.tooltip.ReloadDatabase = </text:p>
          </table:table-cell>
        </table:table-row>
        <table:table-row table:style-name="ro1">
          <table:table-cell office:value-type="string" office:string-value="Main_JToolBar.tooltip.SearchDatabase = ">
            <text:p>Main_JToolBar.tooltip.SearchDatabase = </text:p>
          </table:table-cell>
        </table:table-row>
        <table:table-row table:style-name="ro1">
          <table:table-cell office:value-type="string" office:string-value="Main_JToolBar.tooltip.Manual = ">
            <text:p>Main_JToolBar.tooltip.Manual = </text:p>
          </table:table-cell>
        </table:table-row>
        <table:table-row table:style-name="ro1">
          <table:table-cell office:value-type="string" office:string-value="Main_JToolBar.tooltip.Legal = ">
            <text:p>Main_JToolBar.tooltip.Legal = </text:p>
          </table:table-cell>
        </table:table-row>
        <table:table-row table:style-name="ro1">
          <table:table-cell office:value-type="string" office:string-value="Main_JToolBar.tooltip.Release = ">
            <text:p>Main_JToolBar.tooltip.Release = </text:p>
          </table:table-cell>
        </table:table-row>
        <table:table-row table:style-name="ro1">
          <table:table-cell office:value-type="string" office:string-value="Main_JToolBar.tooltip.About = ">
            <text:p>Main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Frame.tab.DatabaseTables = ">
            <text:p>Main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>
            <text:p>TableTabPanel.label.SortBy = </text:p>
          </table:table-cell>
        </table:table-row>
        <table:table-row table:style-name="ro1">
          <table:table-cell office:value-type="string" office:string-value="TableTabPanel.label.Search = ">
            <text:p>TableTabPanel.label.Search = </text:p>
          </table:table-cell>
        </table:table-row>
        <table:table-row table:style-name="ro1">
          <table:table-cell office:value-type="string" office:string-value="TableTabPanel.label.SearchFor = ">
            <text:p>TableTabPanel.label.SearchFor = </text:p>
          </table:table-cell>
        </table:table-row>
        <table:table-row table:style-name="ro1">
          <table:table-cell office:value-type="string" office:string-value="TableTabPanel.button.Close = ">
            <text:p>TableTabPanel.button.Close = </text:p>
          </table:table-cell>
        </table:table-row>
        <table:table-row table:style-name="ro1">
          <table:table-cell office:value-type="string" office:string-value="TableTabPanel.button.View = ">
            <text:p>TableTabPanel.button.View = </text:p>
          </table:table-cell>
        </table:table-row>
        <table:table-row>
          <table:table-cell office:value-type="string" office:string-value="TableTabPanel.button.Add = ">
            <text:p>TableTabPanel.button.Add = </text:p>
          </table:table-cell>
        </table:table-row>
        <table:table-row table:style-name="ro1">
          <table:table-cell office:value-type="string" office:string-value="TableTabPanel.button.Edit = ">
            <text:p>TableTabPanel.button.Edit = </text:p>
          </table:table-cell>
        </table:table-row>
        <table:table-row table:style-name="ro1">
          <table:table-cell office:value-type="string" office:string-value="TableTabPanel.button.Delete = ">
            <text:p>TableTabPanel.button.Delete = </text:p>
          </table:table-cell>
        </table:table-row>
        <table:table-row table:style-name="ro1">
          <table:table-cell office:value-type="string" office:string-value="TableTabPanel.button.DeleteAll = 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>
            <text:p>TableTabPanel.popup.SelectFields = </text:p>
          </table:table-cell>
        </table:table-row>
        <table:table-row>
          <table:table-cell office:value-type="string" office:string-value="TableTabPanel.popup.SelectAll = ">
            <text:p>TableTabPanel.popup.SelectAll = </text:p>
          </table:table-cell>
        </table:table-row>
        <table:table-row table:style-name="ro2">
          <table:table-cell office:value-type="string" office:string-value="TableTabPanel.popup.DeSelectAll = ">
            <text:p>TableTabPanel.popup.DeSelectAll = </text:p>
          </table:table-cell>
        </table:table-row>
        <table:table-row table:style-name="ro1">
          <table:table-cell office:value-type="string" office:string-value="TableTabPanel.popup.Copy = ">
            <text:p>TableTabPanel.popup.Copy = </text:p>
          </table:table-cell>
        </table:table-row>
        <table:table-row table:style-name="ro1">
          <table:table-cell office:value-type="string" office:string-value="TableTabPanel.popup.Paste = ">
            <text:p>TableTabPanel.popup.Paste = </text:p>
          </table:table-cell>
        </table:table-row>
        <table:table-row table:style-name="ro1">
          <table:table-cell office:value-type="string" office:string-value="TableTabPanel.popup.ClearHistory = ">
            <text:p>TableTabPanel.popup.ClearHistory = </text:p>
          </table:table-cell>
        </table:table-row>
        <table:table-row table:style-name="ro1">
          <table:table-cell office:value-type="string" office:string-value="TableTabPanel.popup.SaveAsImage = ">
            <text:p>TableTabPanel.popup.SaveAsImage = </text:p>
          </table:table-cell>
        </table:table-row>
        <table:table-row table:style-name="ro1">
          <table:table-cell office:value-type="string" office:string-value="TableTabPanel.label.Rows = 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>
            <text:p>TableViewForm.dialogmessage.ErrorWritingDataFile = </text:p>
          </table:table-cell>
        </table:table-row>
        <table:table-row>
          <table:table-cell/>
        </table:table-row>
        <table:table-row table:style-name="ro1">
          <table:table-cell office:value-type="string" office:string-value="AdvancedSortSearchForm.message.Title = 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>
            <text:p>AdvancedSortSearchForm.button.Apply = </text:p>
          </table:table-cell>
        </table:table-row>
        <table:table-row>
          <table:table-cell office:value-type="string" office:string-value="AdvancedSortSearchForm.button.Close = 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>
            <text:p>UpdateForm.message.Title = </text:p>
          </table:table-cell>
        </table:table-row>
        <table:table-row table:style-name="ro1">
          <table:table-cell office:value-type="string" office:string-value="UpdateForm.label.Refresh = ">
            <text:p>UpdateForm.label.Refresh = </text:p>
          </table:table-cell>
        </table:table-row>
        <table:table-row table:style-name="ro1">
          <table:table-cell office:value-type="string" office:string-value="UpdateForm.button.Find = ">
            <text:p>UpdateForm.button.Find = </text:p>
          </table:table-cell>
        </table:table-row>
        <table:table-row table:style-name="ro1">
          <table:table-cell office:value-type="string" office:string-value="UpdateForm.button.Update = ">
            <text:p>UpdateForm.button.Update = </text:p>
          </table:table-cell>
        </table:table-row>
        <table:table-row table:style-name="ro1">
          <table:table-cell office:value-type="string" office:string-value="UpdateForm.button.Close = ">
            <text:p>UpdateForm.button.Close = </text:p>
          </table:table-cell>
        </table:table-row>
        <table:table-row table:style-name="ro1">
          <table:table-cell office:value-type="string" office:string-value="UpdateForm.label.Update = ">
            <text:p>UpdateForm.label.Update = </text:p>
          </table:table-cell>
        </table:table-row>
        <table:table-row table:style-name="ro1">
          <table:table-cell office:value-type="string" office:string-value="UpdateForm.label.With = ">
            <text:p>UpdateForm.label.With = </text:p>
          </table:table-cell>
        </table:table-row>
        <table:table-row table:style-name="ro1">
          <table:table-cell office:value-type="string" office:string-value="UpdateForm.checkbox.Quote = ">
            <text:p>UpdateForm.checkbox.Quote = </text:p>
          </table:table-cell>
        </table:table-row>
        <table:table-row table:style-name="ro1">
          <table:table-cell office:value-type="string" office:string-value="UpdateForm.label.Where = ">
            <text:p>UpdateForm.label.Where = </text:p>
          </table:table-cell>
        </table:table-row>
        <table:table-row table:style-name="ro1">
          <table:table-cell office:value-type="string" office:string-value="UpdateForm.dialogmessage.Update = 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>
            <text:p>UpdateForm.dialogbutton.OK = </text:p>
          </table:table-cell>
        </table:table-row>
        <table:table-row table:style-name="ro1">
          <table:table-cell office:value-type="string" office:string-value="UpdateForm.dialogbutton.Cancel = 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>
            <text:p>TableEntryForm.button.Cancel = </text:p>
          </table:table-cell>
        </table:table-row>
        <table:table-row>
          <table:table-cell office:value-type="string" office:string-value="TableEntryForm.button.Add = ">
            <text:p>TableEntryForm.button.Add = </text:p>
          </table:table-cell>
        </table:table-row>
        <table:table-row table:style-name="ro1">
          <table:table-cell office:value-type="string" office:string-value="TableEntryForm.button.Update = ">
            <text:p>TableEntryForm.button.Update = </text:p>
          </table:table-cell>
        </table:table-row>
        <table:table-row>
          <table:table-cell office:value-type="string" office:string-value="TableEntryForm.checkbox.Limit = ">
            <text:p>TableEntryForm.checkbox.Limit = </text:p>
          </table:table-cell>
        </table:table-row>
        <table:table-row>
          <table:table-cell office:value-type="string" office:string-value="TableEntryForm.dialogmessage.WarningFunction = 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>
            <text:p>SetListDialog.button.OK = </text:p>
          </table:table-cell>
        </table:table-row>
        <table:table-row table:style-name="ro1">
          <table:table-cell office:value-type="string" office:string-value="SetListDialog.button.Cancel = 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>
            <text:p>PluginFrame.dialogtitle.Alert = </text:p>
          </table:table-cell>
        </table:table-row>
        <table:table-row table:style-name="ro1">
          <table:table-cell office:value-type="string" office:string-value="PluginFrame.dialogbutton.OK = 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>
            <text:p>PluginFrame.dialogbutton.Cancel = </text:p>
          </table:table-cell>
        </table:table-row>
        <table:table-row table:style-name="ro1">
          <table:table-cell office:value-type="string" office:string-value="PluginFrame.title.PluginManagement = ">
            <text:p>PluginFrame.title.PluginManagement = </text:p>
          </table:table-cell>
        </table:table-row>
        <table:table-row>
          <table:table-cell office:value-type="string" office:string-value="PluginFrame.tab.Manage = ">
            <text:p>PluginFrame.tab.Manage = </text:p>
          </table:table-cell>
        </table:table-row>
        <table:table-row table:style-name="ro1">
          <table:table-cell office:value-type="string" office:string-value="PluginFrame.tab.RemoveRepository = 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>
            <text:p>PluginFrame.tab.AddRepository = </text:p>
          </table:table-cell>
        </table:table-row>
        <table:table-row table:style-name="ro1">
          <table:table-cell office:value-type="string" office:string-value="PluginFrame.button.Install = ">
            <text:p>PluginFrame.button.Install = </text:p>
          </table:table-cell>
        </table:table-row>
        <table:table-row table:style-name="ro1">
          <table:table-cell office:value-type="string" office:string-value="PluginFrame.button.Close = 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>
            <text:p>PluginFrame.button.RefreshRepository = </text:p>
          </table:table-cell>
        </table:table-row>
        <table:table-row table:style-name="ro1">
          <table:table-cell office:value-type="string" office:string-value="PluginFrame.button.Proxy = ">
            <text:p>PluginFrame.button.Proxy = </text:p>
          </table:table-cell>
        </table:table-row>
        <table:table-row>
          <table:table-cell office:value-type="string" office:string-value="PluginFrame.dialogmessage.SelectedPathEmpty = ">
            <text:p>PluginFrame.dialogmessage.SelectedPathEmpty = </text:p>
          </table:table-cell>
        </table:table-row>
        <table:table-row>
          <table:table-cell office:value-type="string" office:string-value="PluginFrame.message.CreateProxy = ">
            <text:p>PluginFrame.message.CreateProxy = </text:p>
          </table:table-cell>
        </table:table-row>
        <table:table-row>
          <table:table-cell office:value-type="string" office:string-value="PluginFrame.label.Address = ">
            <text:p>PluginFrame.label.Address = </text:p>
          </table:table-cell>
        </table:table-row>
        <table:table-row>
          <table:table-cell office:value-type="string" office:string-value="PluginFrame.label.Port = ">
            <text:p>PluginFrame.label.Port = </text:p>
          </table:table-cell>
        </table:table-row>
        <table:table-row>
          <table:table-cell office:value-type="string" office:string-value="PluginFrame.label.EnableProxy = ">
            <text:p>PluginFrame.label.EnableProxy = </text:p>
          </table:table-cell>
        </table:table-row>
        <table:table-row>
          <table:table-cell office:value-type="string" office:string-value="PluginFrame.dialogmessage.FileNOTFound = ">
            <text:p>PluginFrame.dialogmessage.FileNOTFound = </text:p>
          </table:table-cell>
        </table:table-row>
        <table:table-row>
          <table:table-cell office:value-type="string" office:string-value="PluginFrame.dialogmessage.FailedToCreateURL = ">
            <text:p>PluginFrame.dialogmessage.FailedToCreateURL = </text:p>
          </table:table-cell>
        </table:table-row>
        <table:table-row>
          <table:table-cell office:value-type="string" office:string-value="PluginFrame.message.DeleteRepository = ">
            <text:p>PluginFrame.message.DeleteRepository = </text:p>
          </table:table-cell>
        </table:table-row>
        <table:table-row table:style-name="ro1">
          <table:table-cell office:value-type="string" office:string-value="PluginFrame.message.AddRepository = 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>
            <text:p>PluginFrame.label.RepositoryURL = </text:p>
          </table:table-cell>
        </table:table-row>
        <table:table-row table:style-name="ro1">
          <table:table-cell office:value-type="string" office:string-value="PluginFrame.button.Browse = ">
            <text:p>PluginFrame.button.Browse = </text:p>
          </table:table-cell>
        </table:table-row>
        <table:table-row table:style-name="ro1">
          <table:table-cell office:value-type="string" office:string-value="PluginFrame.dialogmessage.RepositoryExists = 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SecurityException = 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>
            <text:p>PluginFrame.dialogmessage.FileI/OProblem = </text:p>
          </table:table-cell>
        </table:table-row>
        <table:table-row table:style-name="ro1">
          <table:table-cell office:value-type="string" office:string-value="PluginFrame.label.TabIcon = ">
            <text:p>PluginFrame.label.TabIcon = </text:p>
          </table:table-cell>
        </table:table-row>
        <table:table-row table:style-name="ro1">
          <table:table-cell office:value-type="string" office:string-value="PluginFrame.label.Name = ">
            <text:p>PluginFrame.label.Name = </text:p>
          </table:table-cell>
        </table:table-row>
        <table:table-row table:style-name="ro1">
          <table:table-cell office:value-type="string" office:string-value="PluginFrame.label.Version = ">
            <text:p>PluginFrame.label.Version = </text:p>
          </table:table-cell>
        </table:table-row>
        <table:table-row table:style-name="ro1">
          <table:table-cell office:value-type="string" office:string-value="PluginFrame.label.Remove = ">
            <text:p>PluginFrame.label.Remove = </text:p>
          </table:table-cell>
        </table:table-row>
        <table:table-row table:style-name="ro1">
          <table:table-cell office:value-type="string" office:string-value="PluginFrame.label.Status = ">
            <text:p>PluginFrame.label.Statu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RepositoryPanel.label.TabIcon = 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 ">
            <text:p>PluginRepositoryPanel.label.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RepositoryAccess.dialogtitle.Login = ">
            <text:p>RepositoryAccess.dialogtitle.Login = </text:p>
          </table:table-cell>
        </table:table-row>
        <table:table-row table:style-name="ro1">
          <table:table-cell office:value-type="string" office:string-value="RepositoryAccess.label.User = ">
            <text:p>RepositoryAccess.label.User = </text:p>
          </table:table-cell>
        </table:table-row>
        <table:table-row table:style-name="ro1">
          <table:table-cell office:value-type="string" office:string-value="RepositoryAccess.label.Password = ">
            <text:p>RepositoryAccess.label.Password = </text:p>
          </table:table-cell>
        </table:table-row>
        <table:table-row table:style-name="ro1">
          <table:table-cell office:value-type="string" office:string-value="RepositoryAccess.dialogbutton.OK = ">
            <text:p>RepositoryAccess.dialogbutton.OK = </text:p>
          </table:table-cell>
        </table:table-row>
        <table:table-row table:style-name="ro1">
          <table:table-cell office:value-type="string" office:string-value="RepositoryAccess.dialogbutton.Cancel = ">
            <text:p>RepositoryAccess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QueryBucketFrame.message.Title = 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>
            <text:p>QueryFrame.message.Title = </text:p>
          </table:table-cell>
        </table:table-row>
        <table:table-row table:style-name="ro1">
          <table:table-cell office:value-type="string" office:string-value="QueryFrame.menu.File = ">
            <text:p>QueryFrame.menu.File = </text:p>
          </table:table-cell>
        </table:table-row>
        <table:table-row table:style-name="ro1">
          <table:table-cell office:value-type="string" office:string-value="QueryFrame.menu.OpenScript = ">
            <text:p>QueryFrame.menu.OpenScript = </text:p>
          </table:table-cell>
        </table:table-row>
        <table:table-row table:style-name="ro1">
          <table:table-cell office:value-type="string" office:string-value="QueryFrame.menu.SaveScript = ">
            <text:p>QueryFrame.menu.SaveScript = </text:p>
          </table:table-cell>
        </table:table-row>
        <table:table-row table:style-name="ro1">
          <table:table-cell office:value-type="string" office:string-value="QueryFrame.menu.Print = ">
            <text:p>QueryFrame.menu.Print = </text:p>
          </table:table-cell>
        </table:table-row>
        <table:table-row table:style-name="ro1">
          <table:table-cell office:value-type="string" office:string-value="QueryFrame.menu.PageFormat = ">
            <text:p>QueryFrame.menu.PageFormat = </text:p>
          </table:table-cell>
        </table:table-row>
        <table:table-row table:style-name="ro1">
          <table:table-cell office:value-type="string" office:string-value="QueryFrame.menu.Exit = ">
            <text:p>QueryFrame.menu.Exit = </text:p>
          </table:table-cell>
        </table:table-row>
        <table:table-row table:style-name="ro1">
          <table:table-cell office:value-type="string" office:string-value="QueryFrame.menu.Edit = ">
            <text:p>QueryFrame.menu.Edit = </text:p>
          </table:table-cell>
        </table:table-row>
        <table:table-row table:style-name="ro1">
          <table:table-cell office:value-type="string" office:string-value="QueryFrame.menu.Cut = ">
            <text:p>QueryFrame.menu.Cut = </text:p>
          </table:table-cell>
        </table:table-row>
        <table:table-row table:style-name="ro1">
          <table:table-cell office:value-type="string" office:string-value="QueryFrame.menu.Copy = ">
            <text:p>QueryFrame.menu.Copy = </text:p>
          </table:table-cell>
        </table:table-row>
        <table:table-row table:style-name="ro1">
          <table:table-cell office:value-type="string" office:string-value="QueryFrame.menu.Paste = ">
            <text:p>QueryFrame.menu.Paste = </text:p>
          </table:table-cell>
        </table:table-row>
        <table:table-row table:style-name="ro1">
          <table:table-cell office:value-type="string" office:string-value="QueryFrame.menu.Preferences = ">
            <text:p>QueryFrame.menu.Preferences = </text:p>
          </table:table-cell>
        </table:table-row>
        <table:table-row table:style-name="ro1">
          <table:table-cell office:value-type="string" office:string-value="QueryFrame.menu.TableRows = ">
            <text:p>QueryFrame.menu.TableRows = </text:p>
          </table:table-cell>
        </table:table-row>
        <table:table-row table:style-name="ro1">
          <table:table-cell office:value-type="string" office:string-value="QueryFrame.menu.ShowQuery = ">
            <text:p>QueryFrame.menu.ShowQuery = </text:p>
          </table:table-cell>
        </table:table-row>
        <table:table-row table:style-name="ro1">
          <table:table-cell office:value-type="string" office:string-value="QueryFrame.menu.Data = ">
            <text:p>QueryFrame.menu.Data = </text:p>
          </table:table-cell>
        </table:table-row>
        <table:table-row table:style-name="ro1">
          <table:table-cell office:value-type="string" office:string-value="QueryFrame.menu.Export = ">
            <text:p>QueryFrame.menu.Export = </text:p>
          </table:table-cell>
        </table:table-row>
        <table:table-row table:style-name="ro1">
          <table:table-cell office:value-type="string" office:string-value="QueryFrame.menu.CSV = ">
            <text:p>QueryFrame.menu.CSV = </text:p>
          </table:table-cell>
        </table:table-row>
        <table:table-row table:style-name="ro1">
          <table:table-cell office:value-type="string" office:string-value="QueryFrame.menu.Query =  ">
            <text:p>QueryFrame.menu.Query =  </text:p>
          </table:table-cell>
        </table:table-row>
        <table:table-row table:style-name="ro1">
          <table:table-cell office:value-type="string" office:string-value="QueryFrame.menu.SummaryTable = ">
            <text:p>QueryFrame.menu.SummaryTable = </text:p>
          </table:table-cell>
        </table:table-row>
        <table:table-row table:style-name="ro1">
          <table:table-cell office:value-type="string" office:string-value="QueryFrame.menu.PDF = ">
            <text:p>QueryFrame.menu.PDF = </text:p>
          </table:table-cell>
        </table:table-row>
        <table:table-row table:style-name="ro1">
          <table:table-cell office:value-type="string" office:string-value="QueryFrame.menu.Tools = ">
            <text:p>QueryFrame.menu.Tools = </text:p>
          </table:table-cell>
        </table:table-row>
        <table:table-row table:style-name="ro1">
          <table:table-cell office:value-type="string" office:string-value="QueryFrame.menu.SQLQueryBucket = 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>
            <text:p>QueryFrame.tooltip.SaveScript = </text:p>
          </table:table-cell>
        </table:table-row>
        <table:table-row table:style-name="ro1">
          <table:table-cell office:value-type="string" office:string-value="QueryFrame.tooltip.Print = ">
            <text:p>QueryFrame.tooltip.Print = </text:p>
          </table:table-cell>
        </table:table-row>
        <table:table-row table:style-name="ro1">
          <table:table-cell office:value-type="string" office:string-value="QueryFrame.tooltip.PageFormat = ">
            <text:p>QueryFrame.tooltip.PageFormat = </text:p>
          </table:table-cell>
        </table:table-row>
        <table:table-row table:style-name="ro1">
          <table:table-cell office:value-type="string" office:string-value="QueryFrame.tooltip.Exit = ">
            <text:p>QueryFrame.tooltip.Exit = </text:p>
          </table:table-cell>
        </table:table-row>
        <table:table-row table:style-name="ro1">
          <table:table-cell office:value-type="string" office:string-value="QueryFrame.tooltip.TableRows = 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>
            <text:p>QueryFrame.tooltip.SQLQueryBucket = </text:p>
          </table:table-cell>
        </table:table-row>
        <table:table-row table:style-name="ro1">
          <table:table-cell office:value-type="string" office:string-value="QueryFrame.combobox.SQLStatement = 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>
            <text:p>QueryFrame.button.Execute = </text:p>
          </table:table-cell>
        </table:table-row>
        <table:table-row table:style-name="ro1">
          <table:table-cell office:value-type="string" office:string-value="QueryFrame.checkbox.NewTab = ">
            <text:p>QueryFrame.checkbox.NewTab = </text:p>
          </table:table-cell>
        </table:table-row>
        <table:table-row table:style-name="ro1">
          <table:table-cell office:value-type="string" office:string-value="QueryFrame.dialogtitle.Alert = 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>
            <text:p>QueryFrame.label.Warning = </text:p>
          </table:table-cell>
        </table:table-row>
        <table:table-row table:style-name="ro1">
          <table:table-cell office:value-type="string" office:string-value="QueryFrame.label.LargeRowSize = 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>
            <text:p>QueryFrame.button.OK = </text:p>
          </table:table-cell>
        </table:table-row>
        <table:table-row table:style-name="ro1">
          <table:table-cell office:value-type="string" office:string-value="QueryFrame.button.Cancel = ">
            <text:p>QueryFrame.button.Cancel = </text:p>
          </table:table-cell>
        </table:table-row>
        <table:table-row table:style-name="ro1">
          <table:table-cell office:value-type="string" office:string-value="QueryFrame.dialogmessage.RowSize = 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TabPanel.menu.SelectAll = ">
            <text:p>SQLTabPanel.menu.SelectAll = </text:p>
          </table:table-cell>
        </table:table-row>
        <table:table-row table:style-name="ro1">
          <table:table-cell office:value-type="string" office:string-value="SQLTabPanel.menu.DeSelectAll = ">
            <text:p>SQLTabPanel.menu.DeSelectAll = </text:p>
          </table:table-cell>
        </table:table-row>
        <table:table-row table:style-name="ro1">
          <table:table-cell office:value-type="string" office:string-value="SQLTabPanel.menu.Copy = ">
            <text:p>SQLTabPanel.menu.Copy = </text:p>
          </table:table-cell>
        </table:table-row>
        <table:table-row table:style-name="ro1">
          <table:table-cell office:value-type="string" office:string-value="SQLTabPanel.label.Empty = ">
            <text:p>SQLTabPanel.label.Empt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>
            <text:p>QueryTabPanel.label.SortBy = </text:p>
          </table:table-cell>
        </table:table-row>
        <table:table-row table:style-name="ro1">
          <table:table-cell office:value-type="string" office:string-value="QueryTabPanel.label.Search = ">
            <text:p>QueryTabPanel.label.Search = </text:p>
          </table:table-cell>
        </table:table-row>
        <table:table-row table:style-name="ro1">
          <table:table-cell office:value-type="string" office:string-value="QueryTabPanel.label.For = ">
            <text:p>QueryTabPanel.label.For = </text:p>
          </table:table-cell>
        </table:table-row>
        <table:table-row table:style-name="ro1">
          <table:table-cell office:value-type="string" office:string-value="QueryTabPanel.menu.View = ">
            <text:p>QueryTabPanel.menu.View = </text:p>
          </table:table-cell>
        </table:table-row>
        <table:table-row table:style-name="ro1">
          <table:table-cell office:value-type="string" office:string-value="QueryTabPanel.menu.SelectAll = 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>
            <text:p>QueryTabPanel.menu.DeSelectAll = </text:p>
          </table:table-cell>
        </table:table-row>
        <table:table-row table:style-name="ro1">
          <table:table-cell office:value-type="string" office:string-value="QueryTabPanel.menu.Copy = ">
            <text:p>QueryTabPanel.menu.Copy = </text:p>
          </table:table-cell>
        </table:table-row>
        <table:table-row table:style-name="ro1">
          <table:table-cell office:value-type="string" office:string-value="QueryTabPanel.button.Close = ">
            <text:p>QueryTabPanel.button.Close = </text:p>
          </table:table-cell>
        </table:table-row>
        <table:table-row table:style-name="ro1">
          <table:table-cell office:value-type="string" office:string-value="QueryTabPanel.button.View = ">
            <text:p>QueryTabPanel.button.View = </text:p>
          </table:table-cell>
        </table:table-row>
        <table:table-row table:style-name="ro1">
          <table:table-cell office:value-type="string" office:string-value="QueryTabPanel.label.Rows = 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>
            <text:p>SearchFrame.message.Title = </text:p>
          </table:table-cell>
        </table:table-row>
        <table:table-row table:style-name="ro1">
          <table:table-cell office:value-type="string" office:string-value="SearchFrame.menu.File = ">
            <text:p>SearchFrame.menu.File = </text:p>
          </table:table-cell>
        </table:table-row>
        <table:table-row table:style-name="ro1">
          <table:table-cell office:value-type="string" office:string-value="SearchFrame.menu.Exit = ">
            <text:p>SearchFrame.menu.Exit = </text:p>
          </table:table-cell>
        </table:table-row>
        <table:table-row table:style-name="ro1">
          <table:table-cell office:value-type="string" office:string-value="SearchFrame.menu.Edit = ">
            <text:p>SearchFrame.menu.Edit = </text:p>
          </table:table-cell>
        </table:table-row>
        <table:table-row>
          <table:table-cell office:value-type="string" office:string-value="SearchFrame.menu.Cut = ">
            <text:p>SearchFrame.menu.Cut = </text:p>
          </table:table-cell>
        </table:table-row>
        <table:table-row table:style-name="ro1">
          <table:table-cell office:value-type="string" office:string-value="SearchFrame.menu.Copy = ">
            <text:p>SearchFrame.menu.Copy = </text:p>
          </table:table-cell>
        </table:table-row>
        <table:table-row table:style-name="ro1">
          <table:table-cell office:value-type="string" office:string-value="SearchFrame.menu.Paste = ">
            <text:p>SearchFrame.menu.Paste = </text:p>
          </table:table-cell>
        </table:table-row>
        <table:table-row table:style-name="ro1">
          <table:table-cell office:value-type="string" office:string-value="SearchFrame.menu.SelectAll = ">
            <text:p>SearchFrame.menu.SelectAll = </text:p>
          </table:table-cell>
        </table:table-row>
        <table:table-row table:style-name="ro1">
          <table:table-cell office:value-type="string" office:string-value="SearchFrame.menu.DeSelectAll = 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>
            <text:p>SearchFrame.label.Include = </text:p>
          </table:table-cell>
        </table:table-row>
        <table:table-row table:style-name="ro1">
          <table:table-cell office:value-type="string" office:string-value="SearchFrame.label.Table = 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>
            <text:p>AboutFrame.message.Title = </text:p>
          </table:table-cell>
        </table:table-row>
        <table:table-row table:style-name="ro1">
          <table:table-cell office:value-type="string" office:string-value="AboutFrame.button.ReadMe = ">
            <text:p>AboutFrame.button.ReadMe = </text:p>
          </table:table-cell>
        </table:table-row>
        <table:table-row table:style-name="ro1">
          <table:table-cell office:value-type="string" office:string-value="AboutFrame.button.License = ">
            <text:p>AboutFrame.button.License = </text:p>
          </table:table-cell>
        </table:table-row>
        <table:table-row table:style-name="ro1">
          <table:table-cell office:value-type="string" office:string-value="AboutFrame.button.Close = 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>
            <text:p>PreferencesFrame.node.Export = </text:p>
          </table:table-cell>
        </table:table-row>
        <table:table-row table:style-name="ro1">
          <table:table-cell office:value-type="string" office:string-value="PreferencesFrame.button.OK = ">
            <text:p>PreferencesFrame.button.OK = </text:p>
          </table:table-cell>
        </table:table-row>
        <table:table-row table:style-name="ro1">
          <table:table-cell office:value-type="string" office:string-value="PreferencesFrame.button.Cancel = 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ppGeneralPreferencesPanel.label.Language = ">
            <text:p>AppGeneralPreferencesPanel.label.Language = </text:p>
          </table:table-cell>
        </table:table-row>
        <table:table-row table:style-name="ro1">
          <table:table-cell office:value-type="string" office:string-value="AppGeneralPreferencesPanel.label.RestartRequired = ">
            <text:p>AppGeneralPreferencesPanel.label.RestartRequired = </text:p>
          </table:table-cell>
        </table:table-row>
        <table:table-row table:style-name="ro1">
          <table:table-cell office:value-type="string" office:string-value="AppGeneralPreferencesPanel.label.FontSize = ">
            <text:p>AppGeneralPreferencesPanel.label.Font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label.ResetPasswordSequencer = ">
            <text:p>GeneralPreferencesPanel.label.ResetPasswordSequencer = </text:p>
          </table:table-cell>
        </table:table-row>
        <table:table-row table:style-name="ro1">
          <table:table-cell office:value-type="string" office:string-value="GeneralPreferencesPanel.label.Reset = ">
            <text:p>GeneralPreferencesPanel.label.Reset = </text:p>
          </table:table-cell>
        </table:table-row>
        <table:table-row table:style-name="ro1">
          <table:table-cell office:value-type="string" office:string-value="GeneralPreferencesPanel.button.RestoreDefaults = 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>
            <text:p>TableRowSelectionPreferencesPanel.button.Apply = </text:p>
          </table:table-cell>
        </table:table-row>
        <table:table-row table:style-name="ro1">
          <table:table-cell/>
        </table:table-row>
        <table:table-row>
          <table:table-cell office:value-type="string" office:string-value="CSVImportPreferencesPanel.label.Delimiter = ">
            <text:p>CSVImportPreferencesPanel.label.Delimiter = </text:p>
          </table:table-cell>
        </table:table-row>
        <table:table-row>
          <table:table-cell office:value-type="string" office:string-value="CSVImportPreferencesPanel.radiobutton.Tab = ">
            <text:p>CSVImportPreferencesPanel.radiobutton.Tab = </text:p>
          </table:table-cell>
        </table:table-row>
        <table:table-row>
          <table:table-cell office:value-type="string" office:string-value="CSVImportPreferencesPanel.radiobutton.Semicolon = ">
            <text:p>CSVImportPreferencesPanel.radiobutton.Semicolon = </text:p>
          </table:table-cell>
        </table:table-row>
        <table:table-row>
          <table:table-cell office:value-type="string" office:string-value="CSVImportPreferencesPanel.radiobutton.Comma = ">
            <text:p>CSVImportPreferencesPanel.radiobutton.Comma = </text:p>
          </table:table-cell>
        </table:table-row>
        <table:table-row>
          <table:table-cell office:value-type="string" office:string-value="CSVImportPreferencesPanel.radiobutton.Space = ">
            <text:p>CSVImportPreferencesPanel.radiobutton.Space = </text:p>
          </table:table-cell>
        </table:table-row>
        <table:table-row>
          <table:table-cell office:value-type="string" office:string-value="CSVImportPreferencesPanel.radiobutton.Other = ">
            <text:p>CSVImportPreferencesPanel.radiobutton.Other = </text:p>
          </table:table-cell>
        </table:table-row>
        <table:table-row>
          <table:table-cell office:value-type="string" office:string-value="CSVImportPreferencesPanel.label.DateFormat = ">
            <text:p>CSVImportPreferencesPanel.label.DateFormat = </text:p>
          </table:table-cell>
        </table:table-row>
        <table:table-row>
          <table:table-cell office:value-type="string" office:string-value="CSVImportPreferencesPanel.button.RestoreDefaults = ">
            <text:p>CSVImportPreferencesPanel.button.RestoreDefaults = </text:p>
          </table:table-cell>
        </table:table-row>
        <table:table-row>
          <table:table-cell office:value-type="string" office:string-value="CSVImportPreferencesPanel.button.Apply = 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ImportPreferencesPanel.checkbox.IdentityInsert = ">
            <text:p>SQLImportPreferencesPanel.checkbox.IdentityIns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checkbox.SummaryTableUseLimit = ">
            <text:p>CSVExportPreferencesPanel.checkbox.SummaryTableUseLimit = </text:p>
          </table:table-cell>
        </table:table-row>
        <table:table-row table:style-name="ro1">
          <table:table-cell office:value-type="string" office:string-value="CSVExportPreferencesPanel.button.RestoreDefaults = 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>
            <text:p>PDFExportPreferencesPanel.label.Font = </text:p>
          </table:table-cell>
        </table:table-row>
        <table:table-row table:style-name="ro1">
          <table:table-cell office:value-type="string" office:string-value="PDFExportPreferencesPanel.label.PageLayout = 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>
            <text:p>PDFExportPreferencesPanel.combobox.Portrait = </text:p>
          </table:table-cell>
        </table:table-row>
        <table:table-row table:style-name="ro1">
          <table:table-cell office:value-type="string" office:string-value="PDFExportPreferencesPanel.combobox.Landscape = 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aSourcesDialog.message.DataSourcesDialog = ">
            <text:p>DataSourcesDialog.message.DataSourcesDialog = </text:p>
          </table:table-cell>
        </table:table-row>
        <table:table-row table:style-name="ro1">
          <table:table-cell office:value-type="string" office:string-value="DataSourcesDialog.message.Success = ">
            <text:p>DataSourcesDialog.message.Success = </text:p>
          </table:table-cell>
        </table:table-row>
        <table:table-row table:style-name="ro1">
          <table:table-cell office:value-type="string" office:string-value="DataSourcesDialog.menu.Sites = ">
            <text:p>DataSourcesDialog.menu.Sites = </text:p>
          </table:table-cell>
        </table:table-row>
        <table:table-row table:style-name="ro1">
          <table:table-cell office:value-type="string" office:string-value="DataSourcesDialog.tooltip.SiteSelection = ">
            <text:p>DataSourcesDialog.tooltip.SiteSelection = </text:p>
          </table:table-cell>
        </table:table-row>
        <table:table-row table:style-name="ro1">
          <table:table-cell office:value-type="string" office:string-value="DataSourcesDialog.label.Host = ">
            <text:p>DataSourcesDialog.label.Host = </text:p>
          </table:table-cell>
        </table:table-row>
        <table:table-row table:style-name="ro1">
          <table:table-cell office:value-type="string" office:string-value="DataSourcesDialog.label.Database = ">
            <text:p>DataSourcesDialog.label.Database = </text:p>
          </table:table-cell>
        </table:table-row>
        <table:table-row table:style-name="ro1">
          <table:table-cell office:value-type="string" office:string-value="DataSourcesDialog.label.User = ">
            <text:p>DataSourcesDialog.label.User = </text:p>
          </table:table-cell>
        </table:table-row>
        <table:table-row table:style-name="ro1">
          <table:table-cell office:value-type="string" office:string-value="DataSourcesDialog.label.Password = ">
            <text:p>DataSourcesDialog.label.Password = </text:p>
          </table:table-cell>
        </table:table-row>
        <table:table-row table:style-name="ro1">
          <table:table-cell office:value-type="string" office:string-value="DataSourcesDialog.checkbox.Validate = ">
            <text:p>DataSourcesDialog.checkbox.Validate = </text:p>
          </table:table-cell>
        </table:table-row>
        <table:table-row table:style-name="ro1">
          <table:table-cell office:value-type="string" office:string-value="DataSourcesDialog.dialogbutton.OK = ">
            <text:p>DataSourcesDialog.dialogbutton.OK = </text:p>
          </table:table-cell>
        </table:table-row>
        <table:table-row table:style-name="ro1">
          <table:table-cell office:value-type="string" office:string-value="DataSourcesDialog.dialogbutton.Cancel = ">
            <text:p>DataSourcesDialog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ogressBar.button.Cancel = ">
            <text:p>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tils.dialogtitle.TextData = ">
            <text:p>Utils.dialogtitle.TextData = </text:p>
          </table:table-cell>
        </table:table-row>
        <table:table-row table:style-name="ro1">
          <table:table-cell office:value-type="string" office:string-value="Utils.dialogbutton.Save = ">
            <text:p>Utils.dialogbutton.Save = </text:p>
          </table:table-cell>
        </table:table-row>
        <table:table-row table:style-name="ro1">
          <table:table-cell office:value-type="string" office:string-value="Utils.dialogbutton.Open = ">
            <text:p>Utils.dialogbutton.Open = </text:p>
          </table:table-cell>
        </table:table-row>
        <table:table-row table:style-name="ro1">
          <table:table-cell office:value-type="string" office:string-value="Utils.dialogbutton.Close = ">
            <text:p>Utils.dialogbutton.Close = </text:p>
          </table:table-cell>
        </table:table-row>
        <table:table-row table:style-name="ro1">
          <table:table-cell office:value-type="string" office:string-value="Utils.menu.Edit = ">
            <text:p>Utils.menu.Edit = </text:p>
          </table:table-cell>
        </table:table-row>
        <table:table-row table:style-name="ro1">
          <table:table-cell office:value-type="string" office:string-value="Utils.menu.Cut = ">
            <text:p>Utils.menu.Cut = </text:p>
          </table:table-cell>
        </table:table-row>
        <table:table-row table:style-name="ro1">
          <table:table-cell office:value-type="string" office:string-value="Utils.menu.Copy = ">
            <text:p>Utils.menu.Copy = </text:p>
          </table:table-cell>
        </table:table-row>
        <table:table-row table:style-name="ro1">
          <table:table-cell office:value-type="string" office:string-value="Utils.menu.Paste = ">
            <text:p>Utils.menu.Paste = </text:p>
          </table:table-cell>
        </table:table-row>
        <table:table-row table:style-name="ro1">
          <table:table-cell office:value-type="string" office:string-value="Utils.menu.SelectAll = ">
            <text:p>Utils.menu.SelectAll = </text:p>
          </table:table-cell>
        </table:table-row>
        <table:table-row table:style-name="ro1">
          <table:table-cell office:value-type="string" office:string-value="Utils.message.FileExistsOverWrite = ">
            <text:p>Utils.message.FileExistsOverWrite = </text:p>
          </table:table-cell>
        </table:table-row>
        <table:table-row table:style-name="ro1">
          <table:table-cell office:value-type="string" office:string-value="Utils.dialogtitle.SaveWarning = ">
            <text:p>Utils.dialogtitle.SaveWarning = </text:p>
          </table:table-cell>
        </table:table-row>
        <table:table-row table:style-name="ro1">
          <table:table-cell office:value-type="string" office:string-value="Utils.dialogbutton.Yes = ">
            <text:p>Utils.dialogbutton.Yes = </text:p>
          </table:table-cell>
        </table:table-row>
        <table:table-row table:style-name="ro1">
          <table:table-cell office:value-type="string" office:string-value="Utils.dialogbutton.No = ">
            <text:p>Utils.dialogbutton.No = </text:p>
          </table:table-cell>
        </table:table-row>
        <table:table-row table:style-name="ro1" table:number-rows-repeated="32272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able-cell-properties fo:background-color="#ffffff" style:vertical-align="middle"/>
      <style:text-properties fo:color="#000000" fo:font-family="Sans Serif" fo:font-size="10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800000044pt" style:print="headers objects chart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
   
   
 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
   
   
   
   
   
   
   <text:sheet-name>???</text:sheet-name>
  
   
   
   
   
   
   
 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69</meta:editing-cycles>
    <dc:date>2017-06-07T13:08:10</dc:date>
    <meta:creation-date>2010-06-05T10:53:00</meta:creation-date>
    <dc:creator>dmp</dc:creator>
  </office:meta>
</office:document-meta>
</file>